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randy Poag-Dorado</text:p>
      <text:p text:style-name="Preformatted_20_Text">#include &lt;iostream&gt;</text:p>
      <text:p text:style-name="Preformatted_20_Text">#include &lt;fstream&gt;</text:p>
      <text:p text:style-name="Preformatted_20_Text">#include &lt;exception&gt;</text:p>
      <text:p text:style-name="Preformatted_20_Text"/>
      <text:p text:style-name="Preformatted_20_Text"/>
      <text:p text:style-name="Preformatted_20_Text">using namespace std;</text:p>
      <text:p text:style-name="Preformatted_20_Text">int main()</text:p>
      <text:p text:style-name="Preformatted_20_Text">{</text:p>
      <text:p text:style-name="Preformatted_20_Text"><text:tab/>try</text:p>
      <text:p text:style-name="Preformatted_20_Text"><text:tab/>{</text:p>
      <text:p text:style-name="Preformatted_20_Text"><text:s text:c="8"/>ofstream outFile("data.txt");</text:p>
      <text:p text:style-name="Preformatted_20_Text"><text:s text:c="8"/>if(!outFile)</text:p>
      <text:p text:style-name="Preformatted_20_Text"><text:s text:c="8"/>{</text:p>
      <text:p text:style-name="Preformatted_20_Text"><text:s text:c="11"/>cout &lt;&lt; "could not open" &lt;&lt; '\n';</text:p>
      <text:p text:style-name="Preformatted_20_Text"><text:s text:c="8"/>}</text:p>
      <text:p text:style-name="Preformatted_20_Text"><text:s text:c="8"/>for (int j = 0; j &lt; 100; j++)</text:p>
      <text:p text:style-name="Preformatted_20_Text"><text:s text:c="8"/>{</text:p>
      <text:p text:style-name="Preformatted_20_Text"><text:s text:c="12"/>outFile &lt;&lt; "\n\nNext million\n";</text:p>
      <text:p text:style-name="Preformatted_20_Text"><text:s text:c="12"/>char bigspacej[1000000];</text:p>
      <text:p text:style-name="Preformatted_20_Text"><text:s text:c="12"/>for (int i = 0; i &lt; 1000000; i++)</text:p>
      <text:p text:style-name="Preformatted_20_Text"><text:s text:c="12"/>{</text:p>
      <text:p text:style-name="Preformatted_20_Text"><text:s text:c="16"/>if (bigspacej[i]&gt;32 and bigspacej[i]&lt;123)</text:p>
      <text:p text:style-name="Preformatted_20_Text"><text:s text:c="16"/>{</text:p>
      <text:p text:style-name="Preformatted_20_Text"><text:s text:c="20"/>outFile &lt;&lt; bigspacej[i];</text:p>
      <text:p text:style-name="Preformatted_20_Text"><text:s text:c="20"/>//cout <text:s/>&lt;&lt; bigspacej[i];</text:p>
      <text:p text:style-name="Preformatted_20_Text"><text:s text:c="16"/>}</text:p>
      <text:p text:style-name="Preformatted_20_Text"><text:s text:c="12"/>}</text:p>
      <text:p text:style-name="Preformatted_20_Text"><text:s text:c="12"/>bigspacej[j] = j;</text:p>
      <text:p text:style-name="Preformatted_20_Text"><text:s text:c="8"/>}</text:p>
      <text:p text:style-name="Preformatted_20_Text"><text:s text:c="8"/>outFile.close();</text:p>
      <text:p text:style-name="Preformatted_20_Text"><text:tab/><text:tab/></text:p>
      <text:p text:style-name="Preformatted_20_Text"><text:tab/>}</text:p>
      <text:p text:style-name="Preformatted_20_Text"><text:tab/>catch( std::exception &amp; e )</text:p>
      <text:p text:style-name="Preformatted_20_Text"><text:tab/>{</text:p>
      <text:p text:style-name="Preformatted_20_Text"><text:tab/><text:tab/>std::cout &lt;&lt; "caught ... " &lt;&lt; e.what() &lt;&lt; "\n";</text:p>
      <text:p text:style-name="Preformatted_20_Text"><text:tab/>}</text:p>
      <text:p text:style-name="Preformatted_20_Text"><text:tab/>return 0;</text:p>
      <text:p text:style-name="Preformatted_20_Text">}</text:p>
      <text:p text:style-name="Preformatted_20_Text"/>
      <text:p text:style-name="Preformatted_20_Text">Next million</text:p>
      <text:p text:style-name="Preformatted_20_Text">Uegdffgexf\d(*2fghUevfvevv1efrUevfUeffvy/UeNfNeNvd!yvdhxvdfNxvdUeTEfyTEeTENffSE0eSEN((:vfTEsfSEsxz5MqHCM$M5h(NN\dfNfeffWeVveftf4fWe9ve44f4f@@f0We4!Vvehh1etffUe4feefVveeg=UEpAfUeSEffa#eUeSEffa#eUeSEfxAa#ef&lt;f`)TEge^spACgBfu`%ePBD\fpAseAEre)TE)TEB@PfAa#e@@qCfAa#eg@B&lt;ffQB8a#e0egyUeffXa#eu%epQBd\f@s%ef&lt;f43gOZC+fT1gfPf%e\ff\P\PP/KfP</text:p>
      <text:p text:style-name="Preformatted_20_Text"/>
      <text:p text:style-name="Preformatted_20_Text">Next million</text:p>
      <text:p text:style-name="Preformatted_20_Text">Uegdffgexf\d(*2fghUevfvevv1efrUevfUeffvy/UeNfNeNvd!yvdhxvdfNxvdUeTEfyTEeTENffSE0eSEN((:vfTEsfSEsxz5MqHCM$M5h(NN\dfNfeffWeVveftf4fWe9ve44f4f@@f0We4!Vvehh1etffUe4feefVveeg=UEpAfUeSEffa#eUeSEffa#eUeSEfxAa#ef&lt;f`)TEge^spACgBfu`%ePBD\fpAseAEre)TE)TEB@PfAa#e@@qCfAa#eg@B&lt;ffQB8a#e0egyUeffXa#eu%epQBd\f@s%ef&lt;f43gOZC+fT1gfPf%e\ff\P\PP/KfP</text:p>
      <text:p text:style-name="Preformatted_20_Text"/>
      <text:p text:style-name="Preformatted_20_Text">********************They all are the same!*************************</text:p>
      <text:p text:style-name="Preformatted_20_Text"/>
      <text:p text:style-name="Preformatted_20_Text"/>
      <text:p text:style-name="Preformatted_20_Text"/>
      <text:p text:style-name="Preformatted_20_Text"><text:soft-page-break/></text:p>
      <text:p text:style-name="Preformatted_20_Text">//Brandy Poag-Dorado</text:p>
      <text:p text:style-name="Preformatted_20_Text">#include &lt;iostream&gt;</text:p>
      <text:p text:style-name="Preformatted_20_Text">#include &lt;fstream&gt;</text:p>
      <text:p text:style-name="Preformatted_20_Text">#include &lt;exception&gt;</text:p>
      <text:p text:style-name="Preformatted_20_Text"/>
      <text:p text:style-name="Preformatted_20_Text"/>
      <text:p text:style-name="Preformatted_20_Text">using namespace std;</text:p>
      <text:p text:style-name="Preformatted_20_Text">int main()</text:p>
      <text:p text:style-name="Preformatted_20_Text">{</text:p>
      <text:p text:style-name="Preformatted_20_Text"><text:tab/>try</text:p>
      <text:p text:style-name="Preformatted_20_Text"><text:tab/>{</text:p>
      <text:p text:style-name="Preformatted_20_Text"><text:s text:c="8"/>ofstream outFile("data.txt");</text:p>
      <text:p text:style-name="Preformatted_20_Text"><text:s text:c="8"/>if(!outFile)</text:p>
      <text:p text:style-name="Preformatted_20_Text"><text:s text:c="8"/>{</text:p>
      <text:p text:style-name="Preformatted_20_Text"><text:s text:c="11"/>cout &lt;&lt; "could not open" &lt;&lt; '\n';</text:p>
      <text:p text:style-name="Preformatted_20_Text"><text:s text:c="8"/>}</text:p>
      <text:p text:style-name="Preformatted_20_Text"><text:s text:c="8"/>for (int j = 0; j &lt; 100; j++)</text:p>
      <text:p text:style-name="Preformatted_20_Text"><text:s text:c="8"/>{</text:p>
      <text:p text:style-name="Preformatted_20_Text"><text:s text:c="12"/>outFile &lt;&lt; "\n\nNext million\n";</text:p>
      <text:p text:style-name="Preformatted_20_Text"><text:s text:c="12"/>char bigspacej[1000000];</text:p>
      <text:p text:style-name="Preformatted_20_Text"><text:s text:c="12"/>for (int i = 0; i &lt; 1000000; i++)</text:p>
      <text:p text:style-name="Preformatted_20_Text"><text:s text:c="12"/>{</text:p>
      <text:p text:style-name="Preformatted_20_Text"><text:s text:c="16"/>if (bigspacej[i]&gt;32 and bigspacej[i]&lt;123)</text:p>
      <text:p text:style-name="Preformatted_20_Text"><text:s text:c="16"/>{</text:p>
      <text:p text:style-name="Preformatted_20_Text"><text:s text:c="20"/>outFile &lt;&lt; bigspacej[i];</text:p>
      <text:p text:style-name="Preformatted_20_Text"><text:s text:c="20"/>bigspacej[i] = i;</text:p>
      <text:p text:style-name="Preformatted_20_Text"><text:s text:c="20"/>//cout <text:s/>&lt;&lt; bigspacej[i];</text:p>
      <text:p text:style-name="Preformatted_20_Text"><text:s text:c="16"/>}</text:p>
      <text:p text:style-name="Preformatted_20_Text"><text:s text:c="12"/>}</text:p>
      <text:p text:style-name="Preformatted_20_Text"><text:s text:c="12"/>bigspacej[j] = j;</text:p>
      <text:p text:style-name="Preformatted_20_Text"><text:s text:c="8"/>}</text:p>
      <text:p text:style-name="Preformatted_20_Text"><text:s text:c="8"/>outFile.close();</text:p>
      <text:p text:style-name="Preformatted_20_Text"><text:tab/><text:tab/></text:p>
      <text:p text:style-name="Preformatted_20_Text"><text:tab/>}</text:p>
      <text:p text:style-name="Preformatted_20_Text"><text:tab/>catch( std::exception &amp; e )</text:p>
      <text:p text:style-name="Preformatted_20_Text"><text:tab/>{</text:p>
      <text:p text:style-name="Preformatted_20_Text"><text:tab/><text:tab/>std::cout &lt;&lt; "caught ... " &lt;&lt; e.what() &lt;&lt; "\n";</text:p>
      <text:p text:style-name="Preformatted_20_Text"><text:tab/>}</text:p>
      <text:p text:style-name="Preformatted_20_Text"><text:tab/>return 0;</text:p>
      <text:p text:style-name="Preformatted_20_Text">}</text:p>
      <text:p text:style-name="Preformatted_20_Text"/>
      <text:p text:style-name="Preformatted_20_Text">Next million</text:p>
      <text:p text:style-name="Preformatted_20_Text">Uegdffgefld(*2fghUevfv$evv1efrUevfUeffv/UeNfNeNvd!vdhxdfNxdUeTEfTE$eTENffSE@eSEN((:vfTEfSExz5MqHCM$M5h(ldffeffWeVveftf4fWe9ve44f4f@@f@We4!Vvehh1etffUe4feefVveeg=UEpfUeSEffa#eUeSEffa#eUeSEfxAa#ef&lt;fp)TEge^pCgBfp%e`BT\fpeEre)TE)TEB`fAa#eqCfAa#egB&lt;ffQB8a#e0egyUeffha#e%eQBt\f%ef&lt;f043gOZC+fT1gf`f0%e\ff\P\P`/KfP</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text:soft-page-break/>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text:soft-page-break/></text:p>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text:soft-page-break/>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text:soft-page-break/></text:p>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hjnrvz"(025:HJV^alpru"%&amp;(.125&lt;LMQ^abz&amp;8:HNQR`abdhjlnptz!"*.012&lt;BDFIJRV`abdfijrv$:BGJLMNPQRVdrv!"-.568&lt;&gt;]^fijltuvxz-.26</text:p>
      <text:p text:style-name="Preformatted_20_Text"/>
      <text:p text:style-name="Preformatted_20_Text">Next million</text:p>
      <text:p text:style-name="Preformatted_20_Text">!"#$%&amp;'()*+,-./0hjnrvz"(025:HJV^alpru"%&amp;(.125&lt;LMQ^abz&amp;8:HNQR`abdhjlnptz!"*.012&lt;BDFIJRV`abdfijrv$:BGJLMNPQRVdrv!"-.568&lt;&gt;]^fijltuvxz-.26</text:p>
      <text:p text:style-name="Preformatted_20_Text"/>
      <text:p text:style-name="Preformatted_20_Text">Next million</text:p>
      <text:p text:style-name="Preformatted_20_Text">!"#$%&amp;'()*+,-./01hjnrvz"(025:HJV^alpru"%&amp;(.125&lt;LMQ^abz&amp;8:HNQR`abdhjlnptz!"*.012&lt;BDFIJRV`abdfijrv$:BGJLMNPQRVdrv!"-.568&lt;&gt;]^fijltuvxz-.26</text:p>
      <text:p text:style-name="Preformatted_20_Text"/>
      <text:p text:style-name="Preformatted_20_Text">Next million</text:p>
      <text:p text:style-name="Preformatted_20_Text">!"#$%&amp;'()*+,-./012hjnrvz"(025:HJV^alpru"%&amp;(.125&lt;LMQ^abz&amp;8:HNQR`abdhjlnptz!"*.012&lt;BDFIJRV`abdfijrv$:BGJLMNPQRVdrv!"-.568&lt;&gt;]^fijltuvxz-.26</text:p>
      <text:p text:style-name="Preformatted_20_Text"/>
      <text:p text:style-name="Preformatted_20_Text">Next million</text:p>
      <text:p text:style-name="Preformatted_20_Text">!"#$%&amp;'()*+,-./0123hjnrvz"(025:HJV^alpru"%&amp;(.125&lt;LMQ^abz&amp;8:HNQR`abdhjlnptz!"*.012&lt;BDFIJRV`abdfijrv$:BGJLMNPQRVdrv!"-.568&lt;&gt;]^fijltuvxz-.26</text:p>
      <text:p text:style-name="Preformatted_20_Text"/>
      <text:p text:style-name="Preformatted_20_Text">Next million</text:p>
      <text:p text:style-name="Preformatted_20_Text">!"#$%&amp;'()*+,-./01234hjnrvz"(025:HJV^alpru"%&amp;(.125&lt;LMQ^abz&amp;8:HNQR`abdhjlnptz!"*.012&lt;BDFIJRV`abdfijrv$:BGJLMNPQRVdrv!"-.568&lt;&gt;]^fijltuvxz-.26</text:p>
      <text:p text:style-name="Preformatted_20_Text"/>
      <text:p text:style-name="Preformatted_20_Text">Next million</text:p>
      <text:p text:style-name="Preformatted_20_Text">!"#$%&amp;'()*+,-./012345hjnrvz"(025:HJV^alpru"%&amp;(.125&lt;LMQ^abz&amp;8:HNQR`abdhjlnptz!"*.012&lt;BDFIJRV`abdfijrv$:BGJLMNPQRVdrv!"-.568&lt;&gt;]^fijltuvxz-.26</text:p>
      <text:p text:style-name="Preformatted_20_Text"/>
      <text:p text:style-name="Preformatted_20_Text">Next million</text:p>
      <text:p text:style-name="Preformatted_20_Text">!"#$%&amp;'()*+,-./0123456hjnrvz"(025:HJV^alpru"%&amp;(.125&lt;LMQ^abz&amp;8:HNQR`abdhjlnptz!"*.012&lt;BDFIJRV`abdfijrv$:BGJLMNPQRVdrv!"-.568&lt;&gt;]^fijltuvxz-.26</text:p>
      <text:p text:style-name="Preformatted_20_Text"/>
      <text:p text:style-name="Preformatted_20_Text">***********************Towards the end lots of changes************</text:p>
      <text:p text:style-name="Preformatted_20_Text"/>
      <text:p text:style-name="Preformatted_20_Text"><text:soft-page-break/>//Brandy Poag-Dorado</text:p>
      <text:p text:style-name="Preformatted_20_Text">#include &lt;iostream&gt;</text:p>
      <text:p text:style-name="Preformatted_20_Text">#include &lt;fstream&gt;</text:p>
      <text:p text:style-name="Preformatted_20_Text">#include &lt;exception&gt;</text:p>
      <text:p text:style-name="Preformatted_20_Text"/>
      <text:p text:style-name="Preformatted_20_Text"/>
      <text:p text:style-name="Preformatted_20_Text">using namespace std;</text:p>
      <text:p text:style-name="Preformatted_20_Text">int main()</text:p>
      <text:p text:style-name="Preformatted_20_Text">{</text:p>
      <text:p text:style-name="Preformatted_20_Text"><text:tab/>try</text:p>
      <text:p text:style-name="Preformatted_20_Text"><text:tab/>{</text:p>
      <text:p text:style-name="Preformatted_20_Text"><text:s text:c="8"/>ofstream outFile("data.txt");</text:p>
      <text:p text:style-name="Preformatted_20_Text"><text:s text:c="8"/>if(!outFile)</text:p>
      <text:p text:style-name="Preformatted_20_Text"><text:s text:c="8"/>{</text:p>
      <text:p text:style-name="Preformatted_20_Text"><text:s text:c="11"/>cout &lt;&lt; "could not open" &lt;&lt; '\n';</text:p>
      <text:p text:style-name="Preformatted_20_Text"><text:s text:c="8"/>}</text:p>
      <text:p text:style-name="Preformatted_20_Text"><text:s text:c="8"/>for (int j = 0; j &lt; 100; j++)</text:p>
      <text:p text:style-name="Preformatted_20_Text"><text:s text:c="8"/>{</text:p>
      <text:p text:style-name="Preformatted_20_Text"><text:s text:c="12"/>outFile &lt;&lt; "\n\nNext million\n";</text:p>
      <text:p text:style-name="Preformatted_20_Text"><text:s text:c="12"/>char bigspacej[1000000];</text:p>
      <text:p text:style-name="Preformatted_20_Text"><text:s text:c="12"/>for (int i = 0; i &lt; 1000000; i++)</text:p>
      <text:p text:style-name="Preformatted_20_Text"><text:s text:c="12"/>{</text:p>
      <text:p text:style-name="Preformatted_20_Text"><text:s text:c="16"/>if (bigspacej[i]&gt;32 and bigspacej[i]&lt;123)</text:p>
      <text:p text:style-name="Preformatted_20_Text"><text:s text:c="16"/>{</text:p>
      <text:p text:style-name="Preformatted_20_Text"><text:s text:c="20"/>outFile &lt;&lt; bigspacej[i];</text:p>
      <text:p text:style-name="Preformatted_20_Text"><text:s text:c="20"/>bigspacej[i] = i+j;</text:p>
      <text:p text:style-name="Preformatted_20_Text"><text:s text:c="20"/>//cout <text:s/>&lt;&lt; bigspacej[i];</text:p>
      <text:p text:style-name="Preformatted_20_Text"><text:s text:c="16"/>}</text:p>
      <text:p text:style-name="Preformatted_20_Text"><text:s text:c="12"/>}</text:p>
      <text:p text:style-name="Preformatted_20_Text"><text:s text:c="12"/>bigspacej[j] = j;</text:p>
      <text:p text:style-name="Preformatted_20_Text"><text:s text:c="8"/>}</text:p>
      <text:p text:style-name="Preformatted_20_Text"><text:s text:c="8"/>outFile.close();</text:p>
      <text:p text:style-name="Preformatted_20_Text"><text:tab/><text:tab/></text:p>
      <text:p text:style-name="Preformatted_20_Text"><text:tab/>}</text:p>
      <text:p text:style-name="Preformatted_20_Text"><text:tab/>catch( std::exception &amp; e )</text:p>
      <text:p text:style-name="Preformatted_20_Text"><text:tab/>{</text:p>
      <text:p text:style-name="Preformatted_20_Text"><text:tab/><text:tab/>std::cout &lt;&lt; "caught ... " &lt;&lt; e.what() &lt;&lt; "\n";</text:p>
      <text:p text:style-name="Preformatted_20_Text"><text:tab/>}</text:p>
      <text:p text:style-name="Preformatted_20_Text"><text:tab/>return 0;</text:p>
      <text:p text:style-name="Preformatted_20_Text">}</text:p>
      <text:p text:style-name="Preformatted_20_Text"/>
      <text:p text:style-name="Preformatted_20_Text">Next million</text:p>
      <text:p text:style-name="Preformatted_20_Text">Uegdffgx`eh^fL`d(*2fghUevfvaevv1efr^Uevf^Ueffv/UeNfNaeNvd!vdhx`dfNxdUeTEfTEbeTENffSEbeSEN(`(:vfTEfSExz5MqHCM$M5h(nnL`dfnfbe`fbfd`WetaVvedfdddtf4fWeta`9ve44f4f@@fdaWe4!bVvedhh1eddtfftaUe4feefbbVvedeg=UEddpafUeSEffba#eUeSEffba#eUeSEfxAba#ef&lt;fPb)TEge^paCgBfcPc%e@cB4c\fpaeaEre)TE)TEB`@ccfAca#e``qCfAca#eg`B&lt;fpcfQB8a#e0egyUeffHda#epd%e`dQBTd\f`%edf&lt;fd43gOZdC+fT1gf@efe%eed\ffd\P\P@ee/KfP</text:p>
      <text:p text:style-name="Preformatted_20_Text"/>
      <text:p text:style-name="Preformatted_20_Text">Next million</text:p>
      <text:p text:style-name="Preformatted_20_Text">hjnrvz"(-025:EHJV^alpru"%&amp;).125&lt;ILMQ^abz&amp;-158:HNQRXY]`abdhjlnptz!"%*.01259&lt;=BDFIJRV]`abdfijrv$%:=BGJLMNPQRV]demrv!"()-.015689&lt;&gt;E]^afijmtuvxz!%-.26</text:p>
      <text:p text:style-name="Preformatted_20_Text"/>
      <text:p text:style-name="Preformatted_20_Text">Next million</text:p>
      <text:p text:style-name="Preformatted_20_Text">ikosw#).136;FIKW_bmqsv#&amp;'*/236=JMNR_bc'.269;IORSYZ^abceikmoqu"#&amp;+/1236:=&gt;CEGJKSW^abcegjk<text:soft-page-break/>sw%&amp;;&gt;CHKMNOQRSW^efnsw"#)*./12679:=?F^_bgjknuvwy"&amp;./37</text:p>
      <text:p text:style-name="Preformatted_20_Text"/>
      <text:p text:style-name="Preformatted_20_Text">Next million</text:p>
      <text:p text:style-name="Preformatted_20_Text">jlptx$*/247&lt;GJLX`cnrtw$'(+0347&gt;KNOS`cd(/37:&lt;JPSTZ[_bcdfjlnprv#$',02347;&gt;?DFHKLTX_bcdfhkltx&amp;'&lt;?DILNOPRSTX_fgotx#$*+/02378:;&gt;@G_`chklovwxz#'/048</text:p>
      <text:p text:style-name="Preformatted_20_Text"/>
      <text:p text:style-name="Preformatted_20_Text">Next million</text:p>
      <text:p text:style-name="Preformatted_20_Text">kmquy%+0358=HKMYadosux%(),1458?LOPTade)048;=KQTU[\`cdegkmoqsw$%(-13458&lt;?@EGILMUY`cdegilmuy'(=@EJMOPQSTUY`ghpuy$%+,013489;&lt;?AH`adilmpwxy$(0159</text:p>
      <text:p text:style-name="Preformatted_20_Text"/>
      <text:p text:style-name="Preformatted_20_Text">Next million</text:p>
      <text:p text:style-name="Preformatted_20_Text">lnrvz&amp;,1469&gt;ILNZbeptvy&amp;)*-2569@MPQUbef*159&lt;&gt;LRUV\]adefhlnprtx%&amp;).24569=@AFHJMNVZadefhjmnvz()&gt;AFKNPQRTUVZahiqvz%&amp;,-12459:&lt;=@BIabejmnqxyz%)126:</text:p>
      <text:p text:style-name="Preformatted_20_Text"/>
      <text:p text:style-name="Preformatted_20_Text">Next million</text:p>
      <text:p text:style-name="Preformatted_20_Text">mosw'-257:?JMO[cfquwz'*+.367:ANQRVcfg+26:=?MSVW]^befgimoqsuy&amp;'*/3567:&gt;ABGIKNOW[befgiknow)*?BGLOQRSUVW[bijrw&amp;'-.2356:;=&gt;ACJbcfknoryz&amp;*237;</text:p>
      <text:p text:style-name="Preformatted_20_Text"/>
      <text:p text:style-name="Preformatted_20_Text">Next million</text:p>
      <text:p text:style-name="Preformatted_20_Text">nptx(.368;@KNP\dgrvx(+,/478;BORSWdgh,37;&gt;@NTWX^_cfghjnprtvz'(+04678;?BCHJLOPX\cfghjlopx*+@CHMPRSTVWX\cjksx'(./3467;&lt;&gt;?BDKcdglopsz'+348&lt;</text:p>
      <text:p text:style-name="Preformatted_20_Text"/>
      <text:p text:style-name="Preformatted_20_Text">Next million</text:p>
      <text:p text:style-name="Preformatted_20_Text">oquy)/479&lt;ALOQ]ehswy),-0589&lt;CPSTXehi-48&lt;?AOUXY_`dghikoqsuw(),15789&lt;@CDIKMPQY]dghikmpqy+,ADINQSTUWXY]dklty()/04578&lt;=?@CELdehmpqt(,459=</text:p>
      <text:p text:style-name="Preformatted_20_Text"/>
      <text:p text:style-name="Preformatted_20_Text">Next million</text:p>
      <text:p text:style-name="Preformatted_20_Text">prvz*058:=BMPR^fitxz*-.169:=DQTUYfij.59=@BPVYZ`aehijlprtvx)*-2689:=ADEJLNQRZ^ehijlnqrz,-BEJORTUVXYZ^elmuz)*015689=&gt;@ADFMefinqru)-56:&gt;</text:p>
      <text:p text:style-name="Preformatted_20_Text"/>
      <text:p text:style-name="Preformatted_20_Text">Next million</text:p>
      <text:p text:style-name="Preformatted_20_Text">qsw+169;&gt;CNQS_gjuy+./27:;&gt;ERUVZgjk/6:&gt;ACQWZ[abfijkmqsuwy*+.379:;&gt;BEFKMORS[_fijkmors-.CFKPSUVWYZ[_fmnv*+12679:&gt;?ABEGNfgjorsv*.67;?</text:p>
      <text:p text:style-name="Preformatted_20_Text"/>
      <text:p text:style-name="Preformatted_20_Text">Next million</text:p>
      <text:p text:style-name="Preformatted_20_Text">rtx,27:&lt;?DORT`hkvz,/038;&lt;?FSVW[hkl07;?BDRX[\bcgjklnrtvxz+,/48:;&lt;?CFGLNPST\`gjklnpst./DGLQTVWXZ[\`gnow+,2378:;?@BCFHOghkpstw+/78&lt;@</text:p>
      <text:p text:style-name="Preformatted_20_Text"/>
      <text:p text:style-name="Preformatted_20_Text">Next million</text:p>
      <text:p text:style-name="Preformatted_20_Text">suy-38;=@EPSUailw-0149&lt;=@GTWX\ilm18&lt;@CESY\]cdhklmosuwy,-059;&lt;=@DGHMOQTU]ahklmoqtu/0EHMRUWXY[\]ahopx,-3489;&lt;@ACDGIPhilqtux,089=A</text:p>
      <text:p text:style-name="Preformatted_20_Text"/>
      <text:p text:style-name="Preformatted_20_Text">Next million</text:p>
      <text:p text:style-name="Preformatted_20_Text">tvz.49&lt;&gt;AFQTVbjmx.125:=&gt;AHUXY]jmn29=ADFTZ]^deilmnptvxz-.16:&lt;=&gt;AEHINPRUV^bilmnpruv01FINSVXYZ\]^bipqy-.459:&lt;=ABDEHJQijmruvy-19:&gt;B</text:p>
      <text:p text:style-name="Preformatted_20_Text"/>
      <text:p text:style-name="Preformatted_20_Text">Next million</text:p>
      <text:p text:style-name="Preformatted_20_Text">uw/5:=?BGRUWckny/236;&gt;?BIVYZ^kno3:&gt;BEGU[^_efjmnoquwy./27;=&gt;?BFIJOQSVW_cjmnoqsvw12GJOTWYZ[]^_cjqrz./56:;=&gt;BCEFIKRjknsvwz.2:;?C</text:p>
      <text:p text:style-name="Preformatted_20_Text"/>
      <text:p text:style-name="Preformatted_20_Text">Next million</text:p>
      <text:p text:style-name="Preformatted_20_Text">vx06;&gt;@CHSVXdloz0347&lt;?@CJWZ[_lop4;?CFHV\_`fgknoprvxz/038&lt;&gt;?@CGJKPRTWX`dknoprtwx23HKPUXZ[\^_`dkrs/067;&lt;&gt;?CDFGJLSklotwx/3;&lt;@D</text:p>
      <text:p text:style-name="Preformatted_20_Text"/>
      <text:p text:style-name="Preformatted_20_Text">Next million</text:p>
      <text:p text:style-name="Preformatted_20_Text">wy17&lt;?ADITWYemp1458=@ADKX[\`mpq5&lt;@DGIW]`aghlopqswy0149=?<text:soft-page-break/>@ADHKLQSUXYaelopqsuxy34ILQVY[\]_`aelst0178&lt;=?@DEGHKMTlmpuxy04&lt;=AE</text:p>
      <text:p text:style-name="Preformatted_20_Text"/>
      <text:p text:style-name="Preformatted_20_Text">Next million</text:p>
      <text:p text:style-name="Preformatted_20_Text">xz28=@BEJUXZfnq2569&gt;ABELY\]anqr6=AEHJX^abhimpqrtxz125:&gt;@ABEILMRTVYZbfmpqrtvyz45JMRWZ\]^`abfmtu1289=&gt;@AEFHILNUmnqvyz15=&gt;BF</text:p>
      <text:p text:style-name="Preformatted_20_Text"/>
      <text:p text:style-name="Preformatted_20_Text">Next million</text:p>
      <text:p text:style-name="Preformatted_20_Text">y39&gt;ACFKVY[gor367:?BCFMZ]^bors7&gt;BFIKY_bcijnqrsuy236;?ABCFJMNSUWZ[cgnqrsuwz56KNSX[]^_abcgnuv239:&gt;?ABFGIJMOVnorwz26&gt;?CG</text:p>
      <text:p text:style-name="Preformatted_20_Text"/>
      <text:p text:style-name="Preformatted_20_Text">Next million</text:p>
      <text:p text:style-name="Preformatted_20_Text">z4:?BDGLWZ\hps478;@CDGN[^_cpst8?CGJLZ`cdjkorstvz347&lt;@BCDGKNOTVX[\dhorstvx67LOTY\^_`bcdhovw34:;?@BCGHJKNPWopsx37?@DH</text:p>
      <text:p text:style-name="Preformatted_20_Text"/>
      <text:p text:style-name="Preformatted_20_Text">Next million</text:p>
      <text:p text:style-name="Preformatted_20_Text">5;@CEHMX[]iqt589&lt;ADEHO\_`dqtu9@DHKM[adeklpstuw458=ACDEHLOPUWY\]eipstuwy78MPUZ]_`acdeipwx45;&lt;@ACDHIKLOQXpqty48@AEI</text:p>
      <text:p text:style-name="Preformatted_20_Text"/>
      <text:p text:style-name="Preformatted_20_Text">Next million</text:p>
      <text:p text:style-name="Preformatted_20_Text">6&lt;ADFINY\^jru69:=BEFIP]`aeruv:AEILN\beflmqtuvx569&gt;BDEFIMPQVXZ]^fjqtuvxz89NQV[^`abdefjqxy56&lt;=ABDEIJLMPRYqruz59ABFJ</text:p>
      <text:p text:style-name="Preformatted_20_Text"/>
      <text:p text:style-name="Preformatted_20_Text">Next million</text:p>
      <text:p text:style-name="Preformatted_20_Text">7=BEGJOZ]_ksv7:;&gt;CFGJQ^abfsvw;BFJMO]cfgmnruvwy67:?CEFGJNQRWY[^_gkruvwy9:ORW\_abcefgkryz67=&gt;BCEFJKMNQSZrsv6:BCGK</text:p>
      <text:p text:style-name="Preformatted_20_Text"/>
      <text:p text:style-name="Preformatted_20_Text">Next million</text:p>
      <text:p text:style-name="Preformatted_20_Text">8&gt;CFHKP[^`ltw8;&lt;?DGHKR_bcgtwx&lt;CGKNP^dghnosvwxz78;@DFGHKORSXZ\_`hlsvwxz:;PSX]`bcdfghlsz78&gt;?CDFGKLNORT[stw7;CDHL</text:p>
      <text:p text:style-name="Preformatted_20_Text"/>
      <text:p text:style-name="Preformatted_20_Text">Next million</text:p>
      <text:p text:style-name="Preformatted_20_Text">9?DGILQ\_amux9&lt;=@EHILS`cdhuxy=DHLOQ_ehioptwxy89&lt;AEGHILPSTY[]`aimtwxy;&lt;QTY^acdeghimt89?@DEGHLMOPSU\tux8&lt;DEIM</text:p>
      <text:p text:style-name="Preformatted_20_Text"/>
      <text:p text:style-name="Preformatted_20_Text">Next million</text:p>
      <text:p text:style-name="Preformatted_20_Text">:@EHJMR]`bnvy:=&gt;AFIJMTadeivyz&gt;EIMPR`fijpquxyz9:=BFHIJMQTUZ\^abjnuxyz&lt;=RUZ_bdefhijnu9:@AEFHIMNPQTV]uvy9=EFJN</text:p>
      <text:p text:style-name="Preformatted_20_Text"/>
      <text:p text:style-name="Preformatted_20_Text">Next million</text:p>
      <text:p text:style-name="Preformatted_20_Text">;AFIKNS^acowz;&gt;?BGJKNUbefjwz?FJNQSagjkqrvyz:;&gt;CGIJKNRUV[]_bckovyz=&gt;SV[`cefgijkov:;ABFGIJNOQRUW^vwz:&gt;FGKO</text:p>
      <text:p text:style-name="Preformatted_20_Text"/>
      <text:p text:style-name="Preformatted_20_Text">Next million</text:p>
      <text:p text:style-name="Preformatted_20_Text">&lt;BGJLOT_bdpx&lt;?@CHKLOVcfgkx@GKORTbhklrswz;&lt;?DHJKLOSVW\^`cdlpwz&gt;?TW\adfghjklpw;&lt;BCGHJKOPRSVX_wx;?GHLP</text:p>
      <text:p text:style-name="Preformatted_20_Text"/>
      <text:p text:style-name="Preformatted_20_Text">Next million</text:p>
      <text:p text:style-name="Preformatted_20_Text">=CHKMPU`ceqy=@ADILMPWdghlyAHLPSUcilmstx&lt;=@EIKLMPTWX]_ademqx?@UX]beghiklmqx&lt;=CDHIKLPQSTWY`xy&lt;@HIMQ</text:p>
      <text:p text:style-name="Preformatted_20_Text"/>
      <text:p text:style-name="Preformatted_20_Text">Next million</text:p>
      <text:p text:style-name="Preformatted_20_Text">&gt;DILNQVadfrz&gt;ABEJMNQXehimzBIMQTVdjmntuy=&gt;AFJLMNQUXY^`befnry@AVY^cfhijlmnry=&gt;DEIJLMQRTUXZayz=AIJNR</text:p>
      <text:p text:style-name="Preformatted_20_Text"/>
      <text:p text:style-name="Preformatted_20_Text">Next million</text:p>
      <text:p text:style-name="Preformatted_20_Text"><text:soft-page-break/>?EJMORWbegs?BCFKNORYfijnCJNRUWeknouvz&gt;?BGKMNORVYZ_acfgoszABWZ_dgijkmnosz&gt;?EFJKMNRSUVY[bz&gt;BJKOS</text:p>
      <text:p text:style-name="Preformatted_20_Text"/>
      <text:p text:style-name="Preformatted_20_Text">Next million</text:p>
      <text:p text:style-name="Preformatted_20_Text">@FKNPSXcfht@CDGLOPSZgjkoDKOSVXflopvw?@CHLNOPSWZ[`bdghptBCX[`ehjklnopt?@FGKLNOSTVWZ\c?CKLPT</text:p>
      <text:p text:style-name="Preformatted_20_Text"/>
      <text:p text:style-name="Preformatted_20_Text">Next million</text:p>
      <text:p text:style-name="Preformatted_20_Text">AGLOQTYdgiuADEHMPQT[hklpELPTWYgmpqwx@ADIMOPQTX[\acehiquCDY\afiklmopqu@AGHLMOPTUWX[]d@DLMQU</text:p>
      <text:p text:style-name="Preformatted_20_Text"/>
      <text:p text:style-name="Preformatted_20_Text">Next million</text:p>
      <text:p text:style-name="Preformatted_20_Text">BHMPRUZehjvBEFINQRU\ilmqFMQUXZhnqrxyABEJNPQRUY\]bdfijrvDEZ]bgjlmnpqrvABHIMNPQUVXY\^eAEMNRV</text:p>
      <text:p text:style-name="Preformatted_20_Text"/>
      <text:p text:style-name="Preformatted_20_Text">Next million</text:p>
      <text:p text:style-name="Preformatted_20_Text">!CINQSV[fikwCFGJORSV]jmnrGNRVY[iorsyzBCFKOQRSVZ]^cegjkswEF[^chkmnoqrswBCIJNOQRVWYZ]_fBFNOSW</text:p>
      <text:p text:style-name="Preformatted_20_Text"/>
      <text:p text:style-name="Preformatted_20_Text">Next million</text:p>
      <text:p text:style-name="Preformatted_20_Text">C"DJORTW\gjlxDGHKPSTW^knosHOSWZ\jpstzCDGLPRSTW[^_dfhkltxFG\_dilnoprstxCDJKOPRSWXZ[^`gCGOPTX</text:p>
      <text:p text:style-name="Preformatted_20_Text"/>
      <text:p text:style-name="Preformatted_20_Text">Next million</text:p>
      <text:p text:style-name="Preformatted_20_Text">DE#EKPSUX]hkmyEHILQTUX_loptIPTX[]kqtuDEHMQSTUX\_`egilmuyGH]`ejmopqstuyDEKLPQSTXY[\_ahDHPQUY</text:p>
      <text:p text:style-name="Preformatted_20_Text"/>
      <text:p text:style-name="Preformatted_20_Text">Next million</text:p>
      <text:p text:style-name="Preformatted_20_Text">EFG$FLQTVY^ilnzFIJMRUVY`mpquJQUY\^lruvEFINRTUVY]`afhjmnvzHI^afknpqrtuvzEFLMQRTUYZ\]`biEIQRVZ</text:p>
      <text:p text:style-name="Preformatted_20_Text"/>
      <text:p text:style-name="Preformatted_20_Text">Next million</text:p>
      <text:p text:style-name="Preformatted_20_Text">FGHI%GMRUWZ_jmoGJKNSVWZanqrvKRVZ]_msvwFGJOSUVWZ^abgiknowIJ_bgloqrsuvwFGMNRSUVZ[]^acjFJRSW[</text:p>
      <text:p text:style-name="Preformatted_20_Text"/>
      <text:p text:style-name="Preformatted_20_Text">Next million</text:p>
      <text:p text:style-name="Preformatted_20_Text">GHIJK&amp;HNSVX[`knpHKLOTWX[borswLSW[^`ntwxGHKPTVWX[_bchjlopxJK`chmprstvwxGHNOSTVW[\^_bdkGKSTX\</text:p>
      <text:p text:style-name="Preformatted_20_Text"/>
      <text:p text:style-name="Preformatted_20_Text">Next million</text:p>
      <text:p text:style-name="Preformatted_20_Text">HIJKLM'IOTWY\aloqILMPUXY\cpstxMTX\_aouxyHILQUWXY\`cdikmpqyKLadinqstuwxyHIOPTUWX\]_`celHLTUY]</text:p>
      <text:p text:style-name="Preformatted_20_Text"/>
      <text:p text:style-name="Preformatted_20_Text">Next million</text:p>
      <text:p text:style-name="Preformatted_20_Text">IJKLMNO(JPUXZ]bmprJMNQVYZ]dqtuyNUY]`bpvyzIJMRVXYZ]adejlnqrzLMbejortuvxyzIJPQUVXY]^`adfmIMUVZ^</text:p>
      <text:p text:style-name="Preformatted_20_Text"/>
      <text:p text:style-name="Preformatted_20_Text">Next million</text:p>
      <text:p text:style-name="Preformatted_20_Text">JKLMNOPQ)KQVY[^cnqsKNORWZ[^eruvzOVZ^acqwzJKNSWYZ[^befkmorsMNcfkpsuvwyzJKQRVWYZ^_abegnJNVW[_</text:p>
      <text:p text:style-name="Preformatted_20_Text"/>
      <text:p text:style-name="Preformatted_20_Text">Next million</text:p>
      <text:p text:style-name="Preformatted_20_Text">KLMNOPQRS*LRWZ\_dortLOPSX[\_fsvwPW[_bdrxKLOTXZ[\_cfglnpstNOdglqtvwxzKLRSWXZ[_`bcfhoKOWX\`</text:p>
      <text:p text:style-name="Preformatted_20_Text"/>
      <text:p text:style-name="Preformatted_20_Text">Next million</text:p>
      <text:p text:style-name="Preformatted_20_Text">LMNOPQRSTU+MSX[]`epsuMPQTY\]`gtwxQX\`cesyLMPUY[\]`dghmoqtuOPehmruwxyLMSTXY[\`acdgipLPXY]a</text:p>
      <text:p text:style-name="Preformatted_20_Text"><text:soft-page-break/></text:p>
      <text:p text:style-name="Preformatted_20_Text">Next million</text:p>
      <text:p text:style-name="Preformatted_20_Text">MNOPQRSTUVW,NTY\^afqtvNQRUZ]^ahuxyRY]adftzMNQVZ\]^aehinpruvPQfinsvxyzMNTUYZ\]abdehjqMQYZ^b</text:p>
      <text:p text:style-name="Preformatted_20_Text"/>
      <text:p text:style-name="Preformatted_20_Text">Next million</text:p>
      <text:p text:style-name="Preformatted_20_Text">NOPQRSTUVWXY-OUZ]_bgruwORSV[^_bivyzSZ^beguNORW[]^_bfijoqsvwQRgjotwyzNOUVZ[]^bcefikrNRZ[_c</text:p>
      <text:p text:style-name="Preformatted_20_Text"/>
      <text:p text:style-name="Preformatted_20_Text">Next million</text:p>
      <text:p text:style-name="Preformatted_20_Text">OPQRSTUVWXYZ[.PV[^`chsvxPSTW\_`cjwzT[_cfhvOPSX\^_`cgjkprtwxRShkpuxzOPVW[\^_cdfgjlsOS[\`d</text:p>
      <text:p text:style-name="Preformatted_20_Text"/>
      <text:p text:style-name="Preformatted_20_Text">Next million</text:p>
      <text:p text:style-name="Preformatted_20_Text">PQRSTUVWXYZ[\]/QW\_aditwyQTUX]`adkxU\`dgiwPQTY]_`adhklqsuxySTilqvyPQWX\]_`deghkmtPT\]ae</text:p>
      <text:p text:style-name="Preformatted_20_Text"/>
      <text:p text:style-name="Preformatted_20_Text">Next million</text:p>
      <text:p text:style-name="Preformatted_20_Text">QRSTUVWXYZ[\]^_0RX]`bejuxzRUVY^abelyV]aehjxQRUZ^`abeilmrtvyzTUjmrwzQRXY]^`aefhilnuQU]^bf</text:p>
      <text:p text:style-name="Preformatted_20_Text"/>
      <text:p text:style-name="Preformatted_20_Text">Next million</text:p>
      <text:p text:style-name="Preformatted_20_Text">RSTUVWXYZ[\]^_`a1SY^acfkvySVWZ_bcfmzW^bfikyRSV[_abcfjmnsuwzUVknsxRSYZ^_abfgijmovRV^_cg</text:p>
      <text:p text:style-name="Preformatted_20_Text"/>
      <text:p text:style-name="Preformatted_20_Text">Next million</text:p>
      <text:p text:style-name="Preformatted_20_Text">STUVWXYZ[\]^_`abc2TZ_bdglwzTWX[`cdgnX_cgjlzSTW\`bcdgknotvxVWlotySTZ[_`bcghjknpwSW_`dh</text:p>
      <text:p text:style-name="Preformatted_20_Text"/>
      <text:p text:style-name="Preformatted_20_Text">Next million</text:p>
      <text:p text:style-name="Preformatted_20_Text">TUVWXYZ[\]^_`abcde3U[`cehmxUXY\adehoY`dhkmTUX]acdehlopuwyWXmpuzTU[\`acdhikloqxTX`aei</text:p>
      <text:p text:style-name="Preformatted_20_Text"/>
      <text:p text:style-name="Preformatted_20_Text">Next million</text:p>
      <text:p text:style-name="Preformatted_20_Text">UVWXYZ[\]^_`abcdefg4V\adfinyVYZ]befipZaeilnUVY^bdefimpqvxzXYnqvUV\]abdeijlmpryUYabfj</text:p>
      <text:p text:style-name="Preformatted_20_Text"/>
      <text:p text:style-name="Preformatted_20_Text">Next million</text:p>
      <text:p text:style-name="Preformatted_20_Text">VWXYZ[\]^_`abcdefghi5W]begjozWZ[^cfgjq[bfjmoVWZ_cefgjnqrwyYZorwVW]^bcefjkmnqszVZbcgk</text:p>
      <text:p text:style-name="Preformatted_20_Text"/>
      <text:p text:style-name="Preformatted_20_Text">Next million</text:p>
      <text:p text:style-name="Preformatted_20_Text">WXYZ[\]^_`abcdefghijk6X^cfhkpX[\_dghkr\cgknpWX[`dfghkorsxzZ[psxWX^_cdfgklnortW[cdhl</text:p>
      <text:p text:style-name="Preformatted_20_Text"/>
      <text:p text:style-name="Preformatted_20_Text">Next million</text:p>
      <text:p text:style-name="Preformatted_20_Text">XYZ[\]^_`abcdefghijklm7Y_dgilqY\]`ehils]dhloqXY\aeghilpsty[\qtyXY_`deghlmopsuX\deim</text:p>
      <text:p text:style-name="Preformatted_20_Text"/>
      <text:p text:style-name="Preformatted_20_Text">Next million</text:p>
      <text:p text:style-name="Preformatted_20_Text">YZ[\]^_`abcdefghijklmno8Z`ehjmrZ]^afijmt^eimprYZ]bfhijmqtuz\]ruzYZ`aefhimnpqtvY]efjn</text:p>
      <text:p text:style-name="Preformatted_20_Text"/>
      <text:p text:style-name="Preformatted_20_Text">Next million</text:p>
      <text:p text:style-name="Preformatted_20_Text">Z[\]^_`abcdefghijklmnopq9[afikns[^_bgjknu_fjnqsZ[^cgijknruv]^svZ[abfgijnoqruwZ^fgko</text:p>
      <text:p text:style-name="Preformatted_20_Text"/>
      <text:p text:style-name="Preformatted_20_Text">Next million</text:p>
      <text:p text:style-name="Preformatted_20_Text"><text:soft-page-break/>[\]^_`abcdefghijklmnopqrs:\bgjlot\_`chklov`gkort[\_dhjklosvw^_tw[\bcghjkoprsvx[_ghlp</text:p>
      <text:p text:style-name="Preformatted_20_Text"/>
      <text:p text:style-name="Preformatted_20_Text">Next million</text:p>
      <text:p text:style-name="Preformatted_20_Text">\]^_`abcdefghijklmnopqrstu;]chkmpu]`adilmpwahlpsu\]`eiklmptwx_`ux\]cdhiklpqstwy\`himq</text:p>
      <text:p text:style-name="Preformatted_20_Text"/>
      <text:p text:style-name="Preformatted_20_Text">Next million</text:p>
      <text:p text:style-name="Preformatted_20_Text">]^_`abcdefghijklmnopqrstuvw&lt;^dilnqv^abejmnqxbimqtv]^afjlmnquxy`avy]^deijlmqrtuxz]aijnr</text:p>
      <text:p text:style-name="Preformatted_20_Text"/>
      <text:p text:style-name="Preformatted_20_Text">Next million</text:p>
      <text:p text:style-name="Preformatted_20_Text">^_`abcdefghijklmnopqrstuvwxy=_ejmorw_bcfknorycjnruw^_bgkmnorvyzabwz^_efjkmnrsuvy^bjkos</text:p>
      <text:p text:style-name="Preformatted_20_Text"/>
      <text:p text:style-name="Preformatted_20_Text">Next million</text:p>
      <text:p text:style-name="Preformatted_20_Text">_`abcdefghijklmnopqrstuvwxyz&gt;`fknpsx`cdglopszdkosvx_`chlnopswzbcx_`fgklnostvwz_cklpt</text:p>
      <text:p text:style-name="Preformatted_20_Text"/>
      <text:p text:style-name="Preformatted_20_Text">Next million</text:p>
      <text:p text:style-name="Preformatted_20_Text">`abcdefghijklmnopqrstuvwxyz?agloqtyadehmpqtelptwy`adimopqtxcdy`aghlmoptuwx`dlmqu</text:p>
      <text:p text:style-name="Preformatted_20_Text"/>
      <text:p text:style-name="Preformatted_20_Text">Next million</text:p>
      <text:p text:style-name="Preformatted_20_Text">abcdefghijklmnopqrstuvwxyz@bhmpruzbefinqrufmquxzabejnpqruydezabhimnpquvxyaemnrv</text:p>
      <text:p text:style-name="Preformatted_20_Text"/>
      <text:p text:style-name="Preformatted_20_Text">Next million</text:p>
      <text:p text:style-name="Preformatted_20_Text">bcdefghijklmnopqrstuvwxyzAcinqsvcfgjorsvgnrvybcfkoqrsvzefbcijnoqrvwyzbfnosw</text:p>
      <text:p text:style-name="Preformatted_20_Text"/>
      <text:p text:style-name="Preformatted_20_Text">Next million</text:p>
      <text:p text:style-name="Preformatted_20_Text">cdefghijklmnopqrstuvwxyzBdjortwdghkpstwhoswzcdglprstwfgcdjkoprswxzcgoptx</text:p>
      <text:p text:style-name="Preformatted_20_Text"/>
      <text:p text:style-name="Preformatted_20_Text">Next million</text:p>
      <text:p text:style-name="Preformatted_20_Text">defghijklmnopqrstuvwxyzCekpsuxehilqtuxiptxdehmqstuxghdeklpqstxydhpquy</text:p>
      <text:p text:style-name="Preformatted_20_Text"/>
      <text:p text:style-name="Preformatted_20_Text">Next million</text:p>
      <text:p text:style-name="Preformatted_20_Text">efghijklmnopqrstuvwxyzDflqtvyfijmruvyjquyefinrtuvyhieflmqrtuyzeiqrvz</text:p>
      <text:p text:style-name="Preformatted_20_Text"/>
      <text:p text:style-name="Preformatted_20_Text">Next million</text:p>
      <text:p text:style-name="Preformatted_20_Text">fghijklmnopqrstuvwxyzEgmruwzgjknsvwzkrvzfgjosuvwzijfgmnrsuvzfjrsw</text:p>
      <text:p text:style-name="Preformatted_20_Text"/>
      <text:p text:style-name="Preformatted_20_Text">Next million</text:p>
      <text:p text:style-name="Preformatted_20_Text">ghijklmnopqrstuvwxyzFhnsvxhklotwxlswghkptvwxjkghnostvwgkstx</text:p>
      <text:p text:style-name="Preformatted_20_Text"/>
      <text:p text:style-name="Preformatted_20_Text">Next million</text:p>
      <text:p text:style-name="Preformatted_20_Text">hijklmnopqrstuvwxyzGiotwyilmpuxymtxhilquwxyklhioptuwxhltuy</text:p>
      <text:p text:style-name="Preformatted_20_Text"/>
      <text:p text:style-name="Preformatted_20_Text">Next million</text:p>
      <text:p text:style-name="Preformatted_20_Text">ijklmnopqrstuvwxyzHjpuxzjmnqvyznuyijmrvxyzlmijpquvxyimuvz</text:p>
      <text:p text:style-name="Preformatted_20_Text"/>
      <text:p text:style-name="Preformatted_20_Text">Next million</text:p>
      <text:p text:style-name="Preformatted_20_Text">jklmnopqrstuvwxyzIkqvyknorwzovzjknswyzmnjkqrvwyzjnvw</text:p>
      <text:p text:style-name="Preformatted_20_Text"/>
      <text:p text:style-name="Preformatted_20_Text">Next million</text:p>
      <text:p text:style-name="Preformatted_20_Text">klmnopqrstuvwxyzJlrwzlopsxpwklotxznoklrswxzkowx</text:p>
      <text:p text:style-name="Preformatted_20_Text"/>
      <text:p text:style-name="Preformatted_20_Text">Next million</text:p>
      <text:p text:style-name="Preformatted_20_Text">lmnopqrstuvwxyzKmsxmpqtyqxlmpuyoplmstxylpxy</text:p>
      <text:p text:style-name="Preformatted_20_Text"/>
      <text:p text:style-name="Preformatted_20_Text"><text:soft-page-break/>Next million</text:p>
      <text:p text:style-name="Preformatted_20_Text">mnopqrstuvwxyzLntynqruzrymnqvzpqmntuyzmqyz</text:p>
      <text:p text:style-name="Preformatted_20_Text"/>
      <text:p text:style-name="Preformatted_20_Text">Next million</text:p>
      <text:p text:style-name="Preformatted_20_Text">nopqrstuvwxyzMouzorsvsznorwqrnouvznrz</text:p>
      <text:p text:style-name="Preformatted_20_Text"/>
      <text:p text:style-name="Preformatted_20_Text">Next million</text:p>
      <text:p text:style-name="Preformatted_20_Text">opqrstuvwxyzNpvpstwtopsxrsopvwos</text:p>
      <text:p text:style-name="Preformatted_20_Text"/>
      <text:p text:style-name="Preformatted_20_Text">Next million</text:p>
      <text:p text:style-name="Preformatted_20_Text">pqrstuvwxyzOqwqtuxupqtystpqwxpt</text:p>
      <text:p text:style-name="Preformatted_20_Text"/>
      <text:p text:style-name="Preformatted_20_Text">Next million</text:p>
      <text:p text:style-name="Preformatted_20_Text">qrstuvwxyzPrxruvyvqruztuqrxyqu</text:p>
      <text:p text:style-name="Preformatted_20_Text"/>
      <text:p text:style-name="Preformatted_20_Text">Next million</text:p>
      <text:p text:style-name="Preformatted_20_Text">rstuvwxyzQsysvwzwrsvuvrsyzrv</text:p>
      <text:p text:style-name="Preformatted_20_Text"/>
      <text:p text:style-name="Preformatted_20_Text">Next million</text:p>
      <text:p text:style-name="Preformatted_20_Text">stuvwxyzRtztwxxstwvwstzsw</text:p>
      <text:p text:style-name="Preformatted_20_Text"/>
      <text:p text:style-name="Preformatted_20_Text">Next million</text:p>
      <text:p text:style-name="Preformatted_20_Text">tuvwxyzSuuxyytuxwxtutx</text:p>
      <text:p text:style-name="Preformatted_20_Text"/>
      <text:p text:style-name="Preformatted_20_Text">Next million</text:p>
      <text:p text:style-name="Preformatted_20_Text">uvwxyzTvvyzzuvyxyuvuy</text:p>
      <text:p text:style-name="Preformatted_20_Text"/>
      <text:p text:style-name="Preformatted_20_Text">Next million</text:p>
      <text:p text:style-name="Preformatted_20_Text">vwxyzUwwzvwzyzvwvz</text:p>
      <text:p text:style-name="Preformatted_20_Text"/>
      <text:p text:style-name="Preformatted_20_Text">Next million</text:p>
      <text:p text:style-name="Preformatted_20_Text">wxyzVxxwxzwxw</text:p>
      <text:p text:style-name="Preformatted_20_Text"/>
      <text:p text:style-name="Preformatted_20_Text">Next million</text:p>
      <text:p text:style-name="Preformatted_20_Text">xyzWyyxyxyx</text:p>
      <text:p text:style-name="Preformatted_20_Text"/>
      <text:p text:style-name="Preformatted_20_Text">Next million</text:p>
      <text:p text:style-name="Preformatted_20_Text">yzXzzyzyzy</text:p>
      <text:p text:style-name="Preformatted_20_Text"/>
      <text:p text:style-name="Preformatted_20_Text">Next million</text:p>
      <text:p text:style-name="Preformatted_20_Text">zYzzz</text:p>
      <text:p text:style-name="Preformatted_20_Text"/>
      <text:p text:style-name="Preformatted_20_Text">Next million</text:p>
      <text:p text:style-name="Preformatted_20_Text">Z</text:p>
      <text:p text:style-name="Preformatted_20_Text"/>
      <text:p text:style-name="Preformatted_20_Text">Next million</text:p>
      <text:p text:style-name="Preformatted_20_Text">[</text:p>
      <text:p text:style-name="Preformatted_20_Text"/>
      <text:p text:style-name="Preformatted_20_Text">Next million</text:p>
      <text:p text:style-name="Preformatted_20_Text">\</text:p>
      <text:p text:style-name="Preformatted_20_Text"/>
      <text:p text:style-name="Preformatted_20_Text">Next million</text:p>
      <text:p text:style-name="Preformatted_20_Text">]</text:p>
      <text:p text:style-name="Preformatted_20_Text"/>
      <text:p text:style-name="Preformatted_20_Text">Next million</text:p>
      <text:p text:style-name="Preformatted_20_Text">^</text:p>
      <text:p text:style-name="Preformatted_20_Text"/>
      <text:p text:style-name="Preformatted_20_Text">Next million</text:p>
      <text:p text:style-name="Preformatted_20_Text"><text:soft-page-break/>_</text:p>
      <text:p text:style-name="Preformatted_20_Text"/>
      <text:p text:style-name="Preformatted_20_Text">Next million</text:p>
      <text:p text:style-name="Preformatted_20_Text">`</text:p>
      <text:p text:style-name="Preformatted_20_Text"/>
      <text:p text:style-name="Preformatted_20_Text">Next million</text:p>
      <text:p text:style-name="Preformatted_20_Text">a</text:p>
      <text:p text:style-name="Preformatted_20_Text"/>
      <text:p text:style-name="Preformatted_20_Text">Next million</text:p>
      <text:p text:style-name="Preformatted_20_Text">b</text:p>
      <text:p text:style-name="Preformatted_20_Text"/>
      <text:p text:style-name="Preformatted_20_Text">*****************big changes everyone is different**************</text:p>
      <text:p text:style-name="Preformatted_20_Text"/>
      <text:p text:style-name="Preformatted_20_Text"/>
      <text:p text:style-name="Preformatted_20_Text"/>
      <text:p text:style-name="Preformatted_20_Text"/>
      <text:p text:style-name="Preformatted_20_Text"><text:tab/>I wrote three programs in each program I created 100 character arrays</text:p>
      <text:p text:style-name="Preformatted_20_Text">of length 1,000,000 and looked at the ascii char data from 32 to 123 inside the initialized arrays. The only difference between the programs is that the first program has no manipulation to the data inside the arrays, the second program only <text:s/>manipulates one of the million places in the array, and the third program manipulates all of the data and one of those positions twice. <text:s/>The results were surprising. <text:s/>All the programs are initialized with the same data but manipulating the data did effect the initialization of the next character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14T12:40:08</dc:date>
    <dc:creator>student </dc:creator>
    <meta:generator>OpenOffice.org/3.3$Linux OpenOffice.org_project/330m18$Build-9556</meta:generator>
    <meta:editing-duration>PT19M37S</meta:editing-duration>
    <meta:editing-cycles>2</meta:editing-cycles>
    <meta:document-statistic meta:table-count="0" meta:image-count="0" meta:object-count="0" meta:page-count="14" meta:paragraph-count="434" meta:word-count="876" meta:character-count="20861"/>
  </office:meta>
</office:document-meta>
</file>